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Sheet_20_1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 1" table:style-name="ta1">
        <office:forms form:automatic-focus="false" form:apply-design-mode="false"/>
        <table:shapes>
          <draw:frame draw:z-index="0" draw:style-name="gr1" draw:text-style-name="P1" svg:width="15.999cm" svg:height="8.999cm" svg:x="26.655cm" svg:y="6.556cm">
            <draw:object draw:notify-on-update-of-ranges="'Sheet 1'.A2:'Sheet 1'.A24 'Sheet 1'.B1:'Sheet 1'.B1 'Sheet 1'.B2:'Sheet 1'.B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6.465cm" svg:y="16.188cm">
            <draw:object draw:notify-on-update-of-ranges="'Sheet 1'.A28:'Sheet 1'.A50 'Sheet 1'.B27:'Sheet 1'.B27 'Sheet 1'.B28:'Sheet 1'.B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6.053cm" svg:y="27.989cm">
            <draw:object draw:notify-on-update-of-ranges="'Sheet 1'.A54:'Sheet 1'.A72 'Sheet 1'.B53:'Sheet 1'.B53 'Sheet 1'.B54:'Sheet 1'.B7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6.265cm" svg:y="40.058cm">
            <draw:object draw:notify-on-update-of-ranges="'Sheet 1'.A75:'Sheet 1'.A93 'Sheet 1'.B74:'Sheet 1'.B74 'Sheet 1'.B75:'Sheet 1'.B9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6.878cm" svg:y="49.843cm">
            <draw:object draw:notify-on-update-of-ranges="'Sheet 1'.A95:'Sheet 1'.A95 'Sheet 1'.A96:'Sheet 1'.A176 'Sheet 1'.B95:'Sheet 1'.B95 'Sheet 1'.B96:'Sheet 1'.B17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7.277cm" svg:y="93.658cm">
            <draw:object draw:notify-on-update-of-ranges="'Sheet 1'.A178:'Sheet 1'.A178 'Sheet 1'.A179:'Sheet 1'.A259 'Sheet 1'.B178:'Sheet 1'.B178 'Sheet 1'.B179:'Sheet 1'.B25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8.107cm" svg:y="137.53cm">
            <draw:object draw:notify-on-update-of-ranges="'Sheet 1'.A261:'Sheet 1'.A261 'Sheet 1'.A262:'Sheet 1'.A281 'Sheet 1'.B261:'Sheet 1'.B261 'Sheet 1'.B262:'Sheet 1'.B28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8.345cm" svg:y="149.094cm">
            <draw:object draw:notify-on-update-of-ranges="'Sheet 1'.A283:'Sheet 1'.A283 'Sheet 1'.A284:'Sheet 1'.A303 'Sheet 1'.B283:'Sheet 1'.B283 'Sheet 1'.B284:'Sheet 1'.B30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7.918cm" svg:y="161.478cm">
            <draw:object draw:notify-on-update-of-ranges="'Sheet 1'.A305:'Sheet 1'.A305 'Sheet 1'.A306:'Sheet 1'.A336 'Sheet 1'.B305:'Sheet 1'.B305 'Sheet 1'.B306:'Sheet 1'.B33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.999cm" svg:height="8.999cm" svg:x="7.492cm" svg:y="178.757cm">
            <draw:object draw:notify-on-update-of-ranges="'Sheet 1'.A338:'Sheet 1'.A338 'Sheet 1'.A339:'Sheet 1'.A369 'Sheet 1'.B338:'Sheet 1'.B338 'Sheet 1'.B339:'Sheet 1'.B36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key1</text:p>
          </table:table-cell>
          <table:table-cell office:value-type="string" calcext:value-type="string">
            <text:p>value1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96768" calcext:value-type="float">
            <text:p>3296768</text:p>
          </table:table-cell>
          <table:table-cell office:value-type="string" calcext:value-type="string">
            <text:p>Non lissé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81504" calcext:value-type="float">
            <text:p>338150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39712" calcext:value-type="float">
            <text:p>353971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46720" calcext:value-type="float">
            <text:p>364672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73504" calcext:value-type="float">
            <text:p>357350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96384" calcext:value-type="float">
            <text:p>3696384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32896" calcext:value-type="float">
            <text:p>3632896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67040" calcext:value-type="float">
            <text:p>3767040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75712" calcext:value-type="float">
            <text:p>3475712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99844.03118985" calcext:value-type="float">
            <text:p>3499844,03118985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77184" calcext:value-type="float">
            <text:p>3677184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35200" calcext:value-type="float">
            <text:p>3635200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21824" calcext:value-type="float">
            <text:p>3821824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41696" calcext:value-type="float">
            <text:p>3741696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26240" calcext:value-type="float">
            <text:p>3626240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31712" calcext:value-type="float">
            <text:p>3731712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15488" calcext:value-type="float">
            <text:p>3615488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45402.91941876" calcext:value-type="float">
            <text:p>3545402,91941876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31040" calcext:value-type="float">
            <text:p>3831040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57216" calcext:value-type="float">
            <text:p>3657216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56800" calcext:value-type="float">
            <text:p>3756800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49120" calcext:value-type="float">
            <text:p>3749120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71808" calcext:value-type="float">
            <text:p>3671808</text:p>
          </table:table-cell>
          <table:table-cell table:number-columns-repeated="1022"/>
        </table:table-row>
        <table:table-row table:style-name="ro1">
          <table:table-cell/>
          <table:table-cell table:formula="of:=SUM([.B2:.B24])" office:value-type="float" office:value="83570814.9506086" calcext:value-type="float">
            <text:p>83570814,950608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y2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« Lissé » </text:p>
          </table:table-cell>
          <table:table-cell office:value-type="string" calcext:value-type="string">
            <text:p>Semblait KO</text:p>
          </table:table-cell>
          <table:table-cell table:number-columns-repeated="102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80284.16" calcext:value-type="float">
            <text:p>3280284,16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80997.9008" calcext:value-type="float">
            <text:p>3380997,9008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38918.429504" calcext:value-type="float">
            <text:p>3538918,429504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46180.99214752" calcext:value-type="float">
            <text:p>3646180,99214752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73867.38496074" calcext:value-type="float">
            <text:p>3573867,38496074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95771.4169248" calcext:value-type="float">
            <text:p>3695771,4169248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33210.37708462" calcext:value-type="float">
            <text:p>3633210,37708462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66370.85188542" calcext:value-type="float">
            <text:p>3766370,85188542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77165.29425943" calcext:value-type="float">
            <text:p>3477165,29425943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99730.6375052" calcext:value-type="float">
            <text:p>3499730,6375052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76296.73318753" calcext:value-type="float">
            <text:p>3676296,73318753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35405.48366594" calcext:value-type="float">
            <text:p>3635405,48366594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20891.90741833" calcext:value-type="float">
            <text:p>3820891,90741833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42091.97953709" calcext:value-type="float">
            <text:p>3742091,97953709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26819.25989768" calcext:value-type="float">
            <text:p>3626819,25989768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31187.53629949" calcext:value-type="float">
            <text:p>3731187,53629949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16066.4976815" calcext:value-type="float">
            <text:p>3616066,4976815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45756.23731007" calcext:value-type="float">
            <text:p>3545756,23731007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29613.58118655" calcext:value-type="float">
            <text:p>3829613,58118655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58077.98790593" calcext:value-type="float">
            <text:p>3658077,98790593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56306.38993953" calcext:value-type="float">
            <text:p>3756306,38993953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49155.9319497" calcext:value-type="float">
            <text:p>3749155,9319497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72194.73965975" calcext:value-type="float">
            <text:p>3672194,73965975</text:p>
          </table:table-cell>
          <table:table-cell table:number-columns-repeated="1022"/>
        </table:table-row>
        <table:table-row table:style-name="ro1">
          <table:table-cell/>
          <table:table-cell table:formula="of:=SUM([.B28:.B50])" office:value-type="float" office:value="83552361.7107108" calcext:value-type="float">
            <text:p>83552361,710710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y3</text:p>
          </table:table-cell>
          <table:table-cell office:value-type="string" calcext:value-type="string">
            <text:p>value3</text:p>
          </table:table-cell>
          <table:table-cell office:value-type="string" calcext:value-type="string">
            <text:p>Lissé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0800" calcext:value-type="float">
            <text:p>198080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19169.12308852" calcext:value-type="float">
            <text:p>3219169,1230885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72560.56154426" calcext:value-type="float">
            <text:p>3672560,56154426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48248.28077213" calcext:value-type="float">
            <text:p>4048248,2807721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46204.14038607" calcext:value-type="float">
            <text:p>4246204,14038607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45950.07019303" calcext:value-type="float">
            <text:p>4345950,07019303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79279.03509652" calcext:value-type="float">
            <text:p>4479279,03509652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62071.51754826" calcext:value-type="float">
            <text:p>4562071,51754826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07339.75877413" calcext:value-type="float">
            <text:p>4507339,75877413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38853.87938707" calcext:value-type="float">
            <text:p>4538853,87938707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93682.93969353" calcext:value-type="float">
            <text:p>4493682,93969353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20505.46984677" calcext:value-type="float">
            <text:p>4520505,46984677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13948.73492338" calcext:value-type="float">
            <text:p>4513948,73492338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63310.36746169" calcext:value-type="float">
            <text:p>4463310,36746169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98567.18373085" calcext:value-type="float">
            <text:p>4398567,18373085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26131.59186542" calcext:value-type="float">
            <text:p>4326131,59186542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40953.79593271" calcext:value-type="float">
            <text:p>4440953,79593271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56604.89796636" calcext:value-type="float">
            <text:p>4556604,89796636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46910.44898318" calcext:value-type="float">
            <text:p>4346910,448983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y4</text:p>
          </table:table-cell>
          <table:table-cell office:value-type="string" calcext:value-type="string">
            <text:p>value4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61600" calcext:value-type="float">
            <text:p>3961600</text:p>
          </table:table-cell>
          <table:table-cell office:value-type="string" calcext:value-type="string">
            <text:p>Non lissé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57538.24617704" calcext:value-type="float">
            <text:p>4457538,2461770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25952" calcext:value-type="float">
            <text:p>412595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23936" calcext:value-type="float">
            <text:p>4423936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44160" calcext:value-type="float">
            <text:p>444416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45696" calcext:value-type="float">
            <text:p>4445696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12608" calcext:value-type="float">
            <text:p>4612608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44864" calcext:value-type="float">
            <text:p>4644864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52608" calcext:value-type="float">
            <text:p>4452608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70368" calcext:value-type="float">
            <text:p>4570368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48512" calcext:value-type="float">
            <text:p>4448512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47328" calcext:value-type="float">
            <text:p>4547328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07392" calcext:value-type="float">
            <text:p>4507392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12672" calcext:value-type="float">
            <text:p>4412672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33824" calcext:value-type="float">
            <text:p>4333824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53696" calcext:value-type="float">
            <text:p>4253696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55776" calcext:value-type="float">
            <text:p>4555776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72256" calcext:value-type="float">
            <text:p>4672256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37216" calcext:value-type="float">
            <text:p>4137216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key5</text:p>
          </table:table-cell>
          <table:table-cell office:value-type="string" calcext:value-type="string">
            <text:p>value5</text:p>
          </table:table-cell>
          <table:table-cell office:value-type="string" calcext:value-type="string">
            <text:p>lissé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0000" calcext:value-type="float">
            <text:p>560000</text:p>
          </table:table-cell>
          <table:table-cell office:value-type="string" calcext:value-type="string">
            <text:p>0.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0761.447710489" calcext:value-type="float">
            <text:p>840761,447710489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3338.834313147" calcext:value-type="float">
            <text:p>823338,834313147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2592.050293944" calcext:value-type="float">
            <text:p>822592,05029394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6327.730007773" calcext:value-type="float">
            <text:p>976327,73000777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8679.672055223" calcext:value-type="float">
            <text:p>888679,672055223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4116.399116955" calcext:value-type="float">
            <text:p>864116,399116955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1737.319735087" calcext:value-type="float">
            <text:p>921737,319735087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8260.604393867" calcext:value-type="float">
            <text:p>918260,604393867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4722.98131816" calcext:value-type="float">
            <text:p>874722,98131816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4061.694395448" calcext:value-type="float">
            <text:p>884061,694395448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66478.55229218" calcext:value-type="float">
            <text:p>1066478,55229218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4680.870765678" calcext:value-type="float">
            <text:p>924680,870765678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01378.661229703" calcext:value-type="float">
            <text:p>901378,661229703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222.21750693" calcext:value-type="float">
            <text:p>1000222,21750693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5471.465252079" calcext:value-type="float">
            <text:p>975471,465252079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6682.03551596" calcext:value-type="float">
            <text:p>1006682,03551596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2135.73198209" calcext:value-type="float">
            <text:p>1022135,73198209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87174.2662399" calcext:value-type="float">
            <text:p>987174,2662399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53392.155884461" calcext:value-type="float">
            <text:p>953392,155884461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6622.446765338" calcext:value-type="float">
            <text:p>916622,446765338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1193.913311616" calcext:value-type="float">
            <text:p>891193,913311616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4479.061904626" calcext:value-type="float">
            <text:p>994479,061904626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98305.318571388" calcext:value-type="float">
            <text:p>898305,318571388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47769.995571416" calcext:value-type="float">
            <text:p>847769,995571416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78476.555004641" calcext:value-type="float">
            <text:p>878476,555004641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57053.366501392" calcext:value-type="float">
            <text:p>857053,366501392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52597.609950418" calcext:value-type="float">
            <text:p>852597,609950418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991.319374181" calcext:value-type="float">
            <text:p>844991,319374181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01842.995812254" calcext:value-type="float">
            <text:p>901842,995812254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2085.698743676" calcext:value-type="float">
            <text:p>962085,698743676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4637.30846315" calcext:value-type="float">
            <text:p>1004637,30846315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83258.232426952" calcext:value-type="float">
            <text:p>883258,232426952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18275.339941155" calcext:value-type="float">
            <text:p>918275,339941155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14266.723570128" calcext:value-type="float">
            <text:p>914266,723570128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42720.196981084" calcext:value-type="float">
            <text:p>942720,196981084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32051.25909433" calcext:value-type="float">
            <text:p>1032051,25909433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27812.71852602" calcext:value-type="float">
            <text:p>1027812,71852602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85003.015557807" calcext:value-type="float">
            <text:p>985003,015557807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86657.794705233" calcext:value-type="float">
            <text:p>886657,794705233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39901.148030545" calcext:value-type="float">
            <text:p>939901,148030545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85350.474214456" calcext:value-type="float">
            <text:p>985350,474214456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29035.98487172" calcext:value-type="float">
            <text:p>1029035,98487172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31789.195461515" calcext:value-type="float">
            <text:p>931789,195461515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51626.322812691" calcext:value-type="float">
            <text:p>951626,322812691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8703.896843807" calcext:value-type="float">
            <text:p>998703,896843807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16713.136852813" calcext:value-type="float">
            <text:p>916713,136852813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52119.098992732" calcext:value-type="float">
            <text:p>952119,098992732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30841.685528618" calcext:value-type="float">
            <text:p>930841,685528618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69895.705658585" calcext:value-type="float">
            <text:p>869895,705658585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47087.580941503" calcext:value-type="float">
            <text:p>947087,580941503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34643.34745318" calcext:value-type="float">
            <text:p>1034643,34745318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23224.45818261" calcext:value-type="float">
            <text:p>923224,45818261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01454.898649766" calcext:value-type="float">
            <text:p>901454,898649766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20219.81286668" calcext:value-type="float">
            <text:p>1020219,81286668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64619.54386" calcext:value-type="float">
            <text:p>1064619,54386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28364.867357048" calcext:value-type="float">
            <text:p>928364,867357048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79664.732282125" calcext:value-type="float">
            <text:p>979664,732282125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88020.323976984" calcext:value-type="float">
            <text:p>888020,323976984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79915.840372898" calcext:value-type="float">
            <text:p>879915,840372898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60532.250363499" calcext:value-type="float">
            <text:p>860532,250363499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49432.330037899" calcext:value-type="float">
            <text:p>849432,330037899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79816.800301183" calcext:value-type="float">
            <text:p>879816,800301183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06614.221231794" calcext:value-type="float">
            <text:p>806614,221231794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30359.391344571" calcext:value-type="float">
            <text:p>830359,391344571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06376.848890111" calcext:value-type="float">
            <text:p>906376,848890111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91640.517561644" calcext:value-type="float">
            <text:p>991640,517561644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62243.253950106" calcext:value-type="float">
            <text:p>962243,253950106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75671.976784608" calcext:value-type="float">
            <text:p>975671,976784608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14421.80028938" calcext:value-type="float">
            <text:p>1114421,80028938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89666.121343046" calcext:value-type="float">
            <text:p>989666,121343046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98464.082212886" calcext:value-type="float">
            <text:p>898464,082212886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57777.600826346" calcext:value-type="float">
            <text:p>957777,600826346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96698.74370148" calcext:value-type="float">
            <text:p>1096698,74370148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46956.04454194" calcext:value-type="float">
            <text:p>1046956,04454194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74787.24289004" calcext:value-type="float">
            <text:p>974787,24289004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53080.508433548" calcext:value-type="float">
            <text:p>953080,508433548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13267.055241272" calcext:value-type="float">
            <text:p>913267,055241272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24903.530139181" calcext:value-type="float">
            <text:p>924903,530139181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61399.245756242" calcext:value-type="float">
            <text:p>861399,245756242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45012.921264663" calcext:value-type="float">
            <text:p>845012,92126466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key6</text:p>
          </table:table-cell>
          <table:table-cell office:value-type="string" calcext:value-type="string">
            <text:p>value6</text:p>
          </table:table-cell>
          <table:table-cell office:value-type="string" calcext:value-type="string">
            <text:p>Non lissé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0.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1087.782443556" calcext:value-type="float">
            <text:p>961087,78244355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5872" calcext:value-type="float">
            <text:p>81587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2272" calcext:value-type="float">
            <text:p>822272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2214.44988513" calcext:value-type="float">
            <text:p>1042214,4498851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1116.218646987" calcext:value-type="float">
            <text:p>851116,218646987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3589.282143412" calcext:value-type="float">
            <text:p>853589,282143412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6432" calcext:value-type="float">
            <text:p>946432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6770.583533344" calcext:value-type="float">
            <text:p>916770,583533344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56064" calcext:value-type="float">
            <text:p>856064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88064" calcext:value-type="float">
            <text:p>888064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44657.20567649" calcext:value-type="float">
            <text:p>1144657,20567649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3910.43582575" calcext:value-type="float">
            <text:p>863910,43582575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91392" calcext:value-type="float">
            <text:p>891392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42583.74162574" calcext:value-type="float">
            <text:p>1042583,74162574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4864" calcext:value-type="float">
            <text:p>964864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20057.99420049" calcext:value-type="float">
            <text:p>1020057,99420049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28758.74475329" calcext:value-type="float">
            <text:p>1028758,74475329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2190.780921817" calcext:value-type="float">
            <text:p>972190,780921817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38914.108589272" calcext:value-type="float">
            <text:p>938914,108589272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0864" calcext:value-type="float">
            <text:p>900864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80295.970402878" calcext:value-type="float">
            <text:p>880295,970402878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38744.12558734" calcext:value-type="float">
            <text:p>1038744,12558734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7088" calcext:value-type="float">
            <text:p>857088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26112" calcext:value-type="float">
            <text:p>826112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91636.509047452" calcext:value-type="float">
            <text:p>891636,509047452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47872" calcext:value-type="float">
            <text:p>847872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50688" calcext:value-type="float">
            <text:p>850688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1731.480555794" calcext:value-type="float">
            <text:p>841731,480555794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6208" calcext:value-type="float">
            <text:p>926208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87904" calcext:value-type="float">
            <text:p>987904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22873.71262864" calcext:value-type="float">
            <text:p>1022873,71262864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31238.628411438" calcext:value-type="float">
            <text:p>831238,628411438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33282.671732957" calcext:value-type="float">
            <text:p>933282,671732957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12548.745125403" calcext:value-type="float">
            <text:p>912548,745125403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54914.542728636" calcext:value-type="float">
            <text:p>954914,542728636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70336" calcext:value-type="float">
            <text:p>1070336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25996.20113961" calcext:value-type="float">
            <text:p>1025996,20113961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66656" calcext:value-type="float">
            <text:p>966656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44509.842911272" calcext:value-type="float">
            <text:p>844509,842911272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2719.728027108" calcext:value-type="float">
            <text:p>962719,728027108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4828.7568647" calcext:value-type="float">
            <text:p>1004828,7568647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47758.34658197" calcext:value-type="float">
            <text:p>1047758,34658197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90112" calcext:value-type="float">
            <text:p>890112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60127.948820338" calcext:value-type="float">
            <text:p>960127,948820338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8880" calcext:value-type="float">
            <text:p>1018880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81574.239713816" calcext:value-type="float">
            <text:p>881574,239713816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67293.082766983" calcext:value-type="float">
            <text:p>967293,082766983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1722.794043998" calcext:value-type="float">
            <text:p>921722,794043998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43776" calcext:value-type="float">
            <text:p>843776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0169.813205611" calcext:value-type="float">
            <text:p>980169,813205611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2167.24738676" calcext:value-type="float">
            <text:p>1072167,24738676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75473.505638079" calcext:value-type="float">
            <text:p>875473,505638079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92125.087421404" calcext:value-type="float">
            <text:p>892125,087421404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71119.06181679" calcext:value-type="float">
            <text:p>1071119,06181679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83648" calcext:value-type="float">
            <text:p>1083648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69970.005998638" calcext:value-type="float">
            <text:p>869970,005998638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1650.38867859" calcext:value-type="float">
            <text:p>1001650,38867859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848744.148989066" calcext:value-type="float">
            <text:p>848744,148989066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76442.490256861" calcext:value-type="float">
            <text:p>876442,490256861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52224.997502327" calcext:value-type="float">
            <text:p>852224,997502327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44675.221326928" calcext:value-type="float">
            <text:p>844675,221326928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92838.716128304" calcext:value-type="float">
            <text:p>892838,716128304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75241.687344913" calcext:value-type="float">
            <text:p>775241,687344913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40535.892821475" calcext:value-type="float">
            <text:p>840535,892821475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38955.759266771" calcext:value-type="float">
            <text:p>938955,759266771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182.08984944" calcext:value-type="float">
            <text:p>1028182,08984944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49644.426688019" calcext:value-type="float">
            <text:p>949644,426688019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81427.14371368" calcext:value-type="float">
            <text:p>981427,14371368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73886.01036286" calcext:value-type="float">
            <text:p>1173886,01036286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36199.401794616" calcext:value-type="float">
            <text:p>936199,401794616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59377.494014246" calcext:value-type="float">
            <text:p>859377,494014246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83197.680232114" calcext:value-type="float">
            <text:p>983197,680232114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56236.37636226" calcext:value-type="float">
            <text:p>1156236,37636226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25637.74490213" calcext:value-type="float">
            <text:p>1025637,74490213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43857.756467798" calcext:value-type="float">
            <text:p>943857,756467798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43777.622237908" calcext:value-type="float">
            <text:p>943777,622237908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96204.146730296" calcext:value-type="float">
            <text:p>896204,146730296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29890.590809714" calcext:value-type="float">
            <text:p>929890,590809714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34183.12387784" calcext:value-type="float">
            <text:p>834183,12387784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37990.210768272" calcext:value-type="float">
            <text:p>837990,21076827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key7</text:p>
          </table:table-cell>
          <table:table-cell office:value-type="string" calcext:value-type="string">
            <text:p>value7</text:p>
          </table:table-cell>
          <table:table-cell office:value-type="string" calcext:value-type="string">
            <text:p>Lissé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64563.2" calcext:value-type="float">
            <text:p>2864563,2</text:p>
          </table:table-cell>
          <table:table-cell office:value-type="string" calcext:value-type="string">
            <text:p>0.9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12517.12" calcext:value-type="float">
            <text:p>3512517,1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26848.512" calcext:value-type="float">
            <text:p>3626848,51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85737.6512" calcext:value-type="float">
            <text:p>3785737,6512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29741.76512" calcext:value-type="float">
            <text:p>3729741,76512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08832.59067105" calcext:value-type="float">
            <text:p>3708832,59067105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99478.45906711" calcext:value-type="float">
            <text:p>3599478,45906711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89471.04590671" calcext:value-type="float">
            <text:p>3489471,04590671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36063.90459067" calcext:value-type="float">
            <text:p>3636063,90459067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7222.39045907" calcext:value-type="float">
            <text:p>3627222,39045907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82236.67605212" calcext:value-type="float">
            <text:p>3782236,67605212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61193.26760521" calcext:value-type="float">
            <text:p>3661193,26760521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08762.52676052" calcext:value-type="float">
            <text:p>3708762,52676052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77807.45267605" calcext:value-type="float">
            <text:p>3677807,45267605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61342.34526761" calcext:value-type="float">
            <text:p>3761342,34526761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86975.83452676" calcext:value-type="float">
            <text:p>3786975,83452676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86319.98345268" calcext:value-type="float">
            <text:p>3686319,98345268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92599.99834527" calcext:value-type="float">
            <text:p>3892599,99834527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63704.79983453" calcext:value-type="float">
            <text:p>3663704,79983453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16386.47998345" calcext:value-type="float">
            <text:p>3716386,47998345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key8</text:p>
          </table:table-cell>
          <table:table-cell office:value-type="string" calcext:value-type="string">
            <text:p>value8</text:p>
          </table:table-cell>
          <table:table-cell office:value-type="string" calcext:value-type="string">
            <text:p>Non lissé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82848" calcext:value-type="float">
            <text:p>3182848</text:p>
          </table:table-cell>
          <table:table-cell office:value-type="string" calcext:value-type="string">
            <text:p>0.9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84512" calcext:value-type="float">
            <text:p>358451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39552" calcext:value-type="float">
            <text:p>3639552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03392" calcext:value-type="float">
            <text:p>3803392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23520" calcext:value-type="float">
            <text:p>372352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06509.34906561" calcext:value-type="float">
            <text:p>3706509,34906561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87328" calcext:value-type="float">
            <text:p>3587328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77248" calcext:value-type="float">
            <text:p>3477248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52352" calcext:value-type="float">
            <text:p>3652352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26240" calcext:value-type="float">
            <text:p>3626240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99460.48556246" calcext:value-type="float">
            <text:p>3799460,48556246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47744" calcext:value-type="float">
            <text:p>3647744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14048" calcext:value-type="float">
            <text:p>3714048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74368" calcext:value-type="float">
            <text:p>3674368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70624" calcext:value-type="float">
            <text:p>3770624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89824" calcext:value-type="float">
            <text:p>3789824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75136" calcext:value-type="float">
            <text:p>3675136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15520" calcext:value-type="float">
            <text:p>3915520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38272" calcext:value-type="float">
            <text:p>3638272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22240" calcext:value-type="float">
            <text:p>3722240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key9</text:p>
          </table:table-cell>
          <table:table-cell office:value-type="string" calcext:value-type="string">
            <text:p>value9</text:p>
          </table:table-cell>
          <table:table-cell office:value-type="string" calcext:value-type="string">
            <text:p>Lissé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29356.8" calcext:value-type="float">
            <text:p>2129356,8</text:p>
          </table:table-cell>
          <table:table-cell office:value-type="string" calcext:value-type="string">
            <text:p>0.9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91591.68" calcext:value-type="float">
            <text:p>2491591,68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22285.568" calcext:value-type="float">
            <text:p>2522285,568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14760.70358564" calcext:value-type="float">
            <text:p>2514760,7035856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35431.27035856" calcext:value-type="float">
            <text:p>2535431,27035856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13306.32703586" calcext:value-type="float">
            <text:p>2513306,32703586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81141.83270359" calcext:value-type="float">
            <text:p>2481141,83270359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76773.38327036" calcext:value-type="float">
            <text:p>2476773,38327036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28176.53832704" calcext:value-type="float">
            <text:p>2528176,53832704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14891.2538327" calcext:value-type="float">
            <text:p>2414891,2538327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4714.72538327" calcext:value-type="float">
            <text:p>2404714,72538327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92164.27253833" calcext:value-type="float">
            <text:p>2592164,27253833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56080.42725383" calcext:value-type="float">
            <text:p>2456080,42725383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39016.04272538" calcext:value-type="float">
            <text:p>2439016,04272538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47934.40099267" calcext:value-type="float">
            <text:p>2347934,40099267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9590.24009927" calcext:value-type="float">
            <text:p>2329590,24009927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49874.22400993" calcext:value-type="float">
            <text:p>2349874,22400993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74251.42240099" calcext:value-type="float">
            <text:p>2374251,42240099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99044.3422401" calcext:value-type="float">
            <text:p>2299044,3422401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4815.94307293" calcext:value-type="float">
            <text:p>2314815,94307293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77903.75209181" calcext:value-type="float">
            <text:p>2377903,75209181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25910.76317018" calcext:value-type="float">
            <text:p>2425910,76317018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15045.83084187" calcext:value-type="float">
            <text:p>2415045,83084187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03117.38308419" calcext:value-type="float">
            <text:p>2403117,38308419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13214.13830842" calcext:value-type="float">
            <text:p>2413214,13830842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85884.61383084" calcext:value-type="float">
            <text:p>2385884,61383084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12175.66138308" calcext:value-type="float">
            <text:p>2512175,66138308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21124.76613831" calcext:value-type="float">
            <text:p>2421124,76613831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19622.87661383" calcext:value-type="float">
            <text:p>2419622,87661383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75696.68766138" calcext:value-type="float">
            <text:p>2375696,68766138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48718.46876614" calcext:value-type="float">
            <text:p>2448718,4687661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key10</text:p>
          </table:table-cell>
          <table:table-cell office:value-type="string" calcext:value-type="string">
            <text:p>value10</text:p>
          </table:table-cell>
          <table:table-cell office:value-type="string" calcext:value-type="string">
            <text:p>Non lissé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65952" calcext:value-type="float">
            <text:p>2365952</text:p>
          </table:table-cell>
          <table:table-cell office:value-type="string" calcext:value-type="string">
            <text:p>0.9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1840" calcext:value-type="float">
            <text:p>253184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25696" calcext:value-type="float">
            <text:p>2525696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13924.6075396" calcext:value-type="float">
            <text:p>2513924,6075396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37728" calcext:value-type="float">
            <text:p>2537728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10848" calcext:value-type="float">
            <text:p>2510848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77568" calcext:value-type="float">
            <text:p>2477568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76288" calcext:value-type="float">
            <text:p>2476288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33888" calcext:value-type="float">
            <text:p>2533888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02304" calcext:value-type="float">
            <text:p>2402304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03584" calcext:value-type="float">
            <text:p>2403584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12992" calcext:value-type="float">
            <text:p>2612992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40960" calcext:value-type="float">
            <text:p>2440960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37120" calcext:value-type="float">
            <text:p>2437120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37814.21857792" calcext:value-type="float">
            <text:p>2337814,21857792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7552" calcext:value-type="float">
            <text:p>2327552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52128" calcext:value-type="float">
            <text:p>2352128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76960" calcext:value-type="float">
            <text:p>2376960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90688" calcext:value-type="float">
            <text:p>2290688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6568.34316547" calcext:value-type="float">
            <text:p>2316568,34316547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84913.50864947" calcext:value-type="float">
            <text:p>2384913,50864947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31244.87551222" calcext:value-type="float">
            <text:p>2431244,87551222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13838.61613872" calcext:value-type="float">
            <text:p>2413838,61613872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01792" calcext:value-type="float">
            <text:p>2401792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14336" calcext:value-type="float">
            <text:p>2414336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82848" calcext:value-type="float">
            <text:p>2382848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26208" calcext:value-type="float">
            <text:p>2526208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11008" calcext:value-type="float">
            <text:p>2411008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19456" calcext:value-type="float">
            <text:p>2419456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70816" calcext:value-type="float">
            <text:p>2370816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56832" calcext:value-type="float">
            <text:p>2456832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4P2" style:volatile="true">
      <number:text> </number:text>
      <number:fill-character> </number:fill-character>
      <number:text>- €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3P2" style:volatile="true">
      <number:text> </number:text>
      <number:fill-character> </number:fill-character>
      <number:text>-   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50P0" style:volatile="true">
      <number:number number:decimal-places="0" number:min-decimal-places="0" number:min-integer-digits="1" number:grouping="true"/>
      <number:text>   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0P0"/>
    </number:number-style>
    <number:number-style style:name="N149P0" style:volatile="true">
      <number:number number:decimal-places="0" number:min-decimal-places="0" number:min-integer-digits="1" number:grouping="true"/>
      <number:text>   </number:text>
    </number:number-style>
    <number:number-style style:name="N14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9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7P0" style:volatile="true">
      <number:number number:decimal-places="2" number:min-decimal-places="2" number:min-integer-digits="1" number:grouping="true"/>
      <number:text> €</number:text>
    </number:number-style>
    <number:number-style style:name="N14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7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time-style style:name="N144">
      <number:text>上午/下午 </number:text>
      <number:hours number:style="long"/>
      <number:text>時</number:text>
      <number:minutes number:style="long"/>
      <number:text>分</number:text>
      <number:seconds number:style="long"/>
      <number:text>秒 </number:text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  <number:text> </number:text>
      <number:am-pm/>
    </number:time-style>
    <number:date-style style:name="N137">
      <number:month number:textual="true"/>
      <number:text>-</number:text>
      <number:year/>
    </number:date-style>
    <number:date-style style:name="N136">
      <number:day number:style="long"/>
      <number:text>-</number:text>
      <number:month number:textual="true"/>
    </number:date-style>
    <number:date-style style:name="N135">
      <number:day number:style="long"/>
      <number:text>-</number:text>
      <number:month number:textual="true"/>
      <number:text>-</number:text>
      <number:year/>
    </number:date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  <number:text> €</number:text>
    </number:number-style>
    <number:number-style style:name="N13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3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0P0" style:volatile="true">
      <number:number number:decimal-places="2" number:min-decimal-places="2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0P0"/>
    </number:number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_20_1" style:display-name="PageStyle_Sheet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3-05T20:46:43.161477302</dc:date>
    <meta:editing-duration>PT28M41S</meta:editing-duration>
    <meta:editing-cycles>14</meta:editing-cycles>
    <meta:document-statistic meta:table-count="1" meta:cell-count="735" meta:object-count="1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1cm" svg:y="4.201cm" style:legend-expansion="high" chart:style-name="ch2"/>
        <chart:plot-area chart:style-name="ch3" table:cell-range-address="'Sheet 1'.A1:'Sheet 1'.B24" chart:data-source-has-labels="both" svg:x="0.32cm" svg:y="0.18cm" svg:width="13.011cm" svg:height="8.64cm">
          <chart:coordinate-region svg:x="1.867cm" svg:y="0.379cm" svg:width="11.277cm" svg:height="7.794cm"/>
          <chart:axis chart:dimension="x" chart:name="primary-x" chart:style-name="ch4" chartooo:axis-type="auto">
            <chartooo:date-scale/>
            <chart:categories table:cell-range-address="'Sheet 1'.A2:'Sheet 1'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heet 1'.B2:'Sheet 1'.B24" chart:label-cell-address="'Sheet 1'.B1:'Sheet 1'.B1" chart:class="chart:line">
            <chart:data-point chart:repeated="23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1</text:p>
                <draw:g>
                  <svg:desc>'Sheet 1'.B1:'Sheet 1'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heet 1'.A2:'Sheet 1'.A24</svg:desc>
                </draw:g>
              </table:table-cell>
              <table:table-cell office:value-type="float" office:value="3296768">
                <text:p>3296768</text:p>
                <draw:g>
                  <svg:desc>'Sheet 1'.B2:'Sheet 1'.B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381504">
                <text:p>33815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39712">
                <text:p>35397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646720">
                <text:p>364672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73504">
                <text:p>35735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696384">
                <text:p>369638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32896">
                <text:p>363289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767040">
                <text:p>376704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75712">
                <text:p>34757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499844.03118985">
                <text:p>3499844.031189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677184">
                <text:p>367718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35200">
                <text:p>36352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821824">
                <text:p>382182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741696">
                <text:p>374169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626240">
                <text:p>362624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731712">
                <text:p>37317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615488">
                <text:p>361548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45402.91941876">
                <text:p>3545402.9194187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831040">
                <text:p>383104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657216">
                <text:p>365721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56800">
                <text:p>37568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749120">
                <text:p>374912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671808">
                <text:p>36718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65cm" svg:y="4.201cm" style:legend-expansion="high" chart:style-name="ch2"/>
        <chart:plot-area chart:style-name="ch3" table:cell-range-address="'Sheet 1'.A338:'Sheet 1'.B369" chart:data-source-has-labels="both" svg:x="0.32cm" svg:y="0.18cm" svg:width="12.825cm" svg:height="8.64cm">
          <chart:coordinate-region svg:x="1.867cm" svg:y="0.379cm" svg:width="11.139cm" svg:height="7.649cm"/>
          <chart:axis chart:dimension="x" chart:name="primary-x" chart:style-name="ch4" chartooo:axis-type="auto">
            <chartooo:date-scale/>
            <chart:categories table:cell-range-address="'Sheet 1'.A339:'Sheet 1'.A36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heet 1'.B339:'Sheet 1'.B369" chart:label-cell-address="'Sheet 1'.B338:'Sheet 1'.B338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10</text:p>
                <draw:g>
                  <svg:desc>'Sheet 1'.B338:'Sheet 1'.B33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heet 1'.A339:'Sheet 1'.A369</svg:desc>
                </draw:g>
              </table:table-cell>
              <table:table-cell office:value-type="float" office:value="2365952">
                <text:p>2365952</text:p>
                <draw:g>
                  <svg:desc>'Sheet 1'.B339:'Sheet 1'.B36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31840">
                <text:p>253184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25696">
                <text:p>25256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13924.6075396">
                <text:p>2513924.607539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37728">
                <text:p>25377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10848">
                <text:p>25108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77568">
                <text:p>24775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76288">
                <text:p>24762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33888">
                <text:p>25338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02304">
                <text:p>24023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03584">
                <text:p>240358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612992">
                <text:p>261299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40960">
                <text:p>244096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37120">
                <text:p>24371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337814.21857792">
                <text:p>2337814.2185779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27552">
                <text:p>23275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52128">
                <text:p>235212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376960">
                <text:p>237696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90688">
                <text:p>229068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316568.34316547">
                <text:p>2316568.3431654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84913.50864947">
                <text:p>2384913.5086494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31244.87551222">
                <text:p>2431244.8755122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13838.61613872">
                <text:p>2413838.6161387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401792">
                <text:p>240179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14336">
                <text:p>241433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382848">
                <text:p>23828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526208">
                <text:p>252620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11008">
                <text:p>241100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419456">
                <text:p>241945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70816">
                <text:p>237081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56832">
                <text:p>245683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1cm" svg:y="4.201cm" style:legend-expansion="high" chart:style-name="ch2"/>
        <chart:plot-area chart:style-name="ch3" table:cell-range-address="'Sheet 1'.A27:'Sheet 1'.B50" chart:data-source-has-labels="both" svg:x="0.32cm" svg:y="0.18cm" svg:width="13.011cm" svg:height="8.64cm">
          <chart:coordinate-region svg:x="1.867cm" svg:y="0.379cm" svg:width="11.277cm" svg:height="7.794cm"/>
          <chart:axis chart:dimension="x" chart:name="primary-x" chart:style-name="ch4" chartooo:axis-type="auto">
            <chartooo:date-scale/>
            <chart:categories table:cell-range-address="'Sheet 1'.A28:'Sheet 1'.A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heet 1'.B28:'Sheet 1'.B50" chart:label-cell-address="'Sheet 1'.B27:'Sheet 1'.B27" chart:class="chart:line"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2</text:p>
                <draw:g>
                  <svg:desc>'Sheet 1'.B27:'Sheet 1'.B2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heet 1'.A28:'Sheet 1'.A50</svg:desc>
                </draw:g>
              </table:table-cell>
              <table:table-cell office:value-type="float" office:value="3280284.16">
                <text:p>3280284.16</text:p>
                <draw:g>
                  <svg:desc>'Sheet 1'.B28:'Sheet 1'.B5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380997.9008">
                <text:p>3380997.900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538918.429504">
                <text:p>3538918.4295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646180.99214752">
                <text:p>3646180.992147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73867.38496074">
                <text:p>3573867.384960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695771.4169248">
                <text:p>3695771.416924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633210.37708462">
                <text:p>3633210.377084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766370.85188542">
                <text:p>3766370.851885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477165.29425943">
                <text:p>3477165.2942594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499730.6375052">
                <text:p>3499730.637505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676296.73318753">
                <text:p>3676296.733187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35405.48366594">
                <text:p>3635405.4836659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820891.90741833">
                <text:p>3820891.907418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742091.97953709">
                <text:p>3742091.9795370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626819.25989768">
                <text:p>3626819.2598976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731187.53629949">
                <text:p>3731187.5362994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616066.4976815">
                <text:p>3616066.497681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45756.23731007">
                <text:p>3545756.237310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829613.58118655">
                <text:p>3829613.581186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658077.98790593">
                <text:p>3658077.987905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56306.38993953">
                <text:p>3756306.3899395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749155.9319497">
                <text:p>3749155.931949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672194.73965975">
                <text:p>3672194.739659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1cm" svg:y="4.201cm" style:legend-expansion="high" chart:style-name="ch2"/>
        <chart:plot-area chart:style-name="ch3" table:cell-range-address="'Sheet 1'.A53:'Sheet 1'.B72" chart:data-source-has-labels="both" svg:x="0.32cm" svg:y="0.18cm" svg:width="13.011cm" svg:height="8.64cm">
          <chart:coordinate-region svg:x="1.867cm" svg:y="0.379cm" svg:width="11.277cm" svg:height="7.794cm"/>
          <chart:axis chart:dimension="x" chart:name="primary-x" chart:style-name="ch4" chartooo:axis-type="auto">
            <chartooo:date-scale/>
            <chart:categories table:cell-range-address="'Sheet 1'.A54:'Sheet 1'.A7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heet 1'.B54:'Sheet 1'.B72" chart:label-cell-address="'Sheet 1'.B53:'Sheet 1'.B53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3</text:p>
                <draw:g>
                  <svg:desc>'Sheet 1'.B53:'Sheet 1'.B5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heet 1'.A54:'Sheet 1'.A72</svg:desc>
                </draw:g>
              </table:table-cell>
              <table:table-cell office:value-type="float" office:value="1980800">
                <text:p>1980800</text:p>
                <draw:g>
                  <svg:desc>'Sheet 1'.B54:'Sheet 1'.B7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219169.12308852">
                <text:p>3219169.123088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72560.56154426">
                <text:p>3672560.561544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048248.28077213">
                <text:p>4048248.2807721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246204.14038607">
                <text:p>4246204.140386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345950.07019303">
                <text:p>4345950.070193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479279.03509652">
                <text:p>4479279.0350965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562071.51754826">
                <text:p>4562071.517548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507339.75877413">
                <text:p>4507339.758774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38853.87938707">
                <text:p>4538853.879387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493682.93969353">
                <text:p>4493682.939693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520505.46984677">
                <text:p>4520505.4698467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513948.73492338">
                <text:p>4513948.7349233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463310.36746169">
                <text:p>4463310.3674616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398567.18373085">
                <text:p>4398567.1837308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326131.59186542">
                <text:p>4326131.5918654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440953.79593271">
                <text:p>4440953.795932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556604.89796636">
                <text:p>4556604.897966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346910.44898318">
                <text:p>4346910.448983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1cm" svg:y="4.201cm" style:legend-expansion="high" chart:style-name="ch2"/>
        <chart:plot-area chart:style-name="ch3" table:cell-range-address="'Sheet 1'.A74:'Sheet 1'.B93" chart:data-source-has-labels="both" svg:x="0.32cm" svg:y="0.18cm" svg:width="13.011cm" svg:height="8.64cm">
          <chart:coordinate-region svg:x="1.867cm" svg:y="0.379cm" svg:width="11.277cm" svg:height="7.794cm"/>
          <chart:axis chart:dimension="x" chart:name="primary-x" chart:style-name="ch4" chartooo:axis-type="auto">
            <chartooo:date-scale/>
            <chart:categories table:cell-range-address="'Sheet 1'.A75:'Sheet 1'.A9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heet 1'.B75:'Sheet 1'.B93" chart:label-cell-address="'Sheet 1'.B74:'Sheet 1'.B74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4</text:p>
                <draw:g>
                  <svg:desc>'Sheet 1'.B74:'Sheet 1'.B7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heet 1'.A75:'Sheet 1'.A93</svg:desc>
                </draw:g>
              </table:table-cell>
              <table:table-cell office:value-type="float" office:value="3961600">
                <text:p>3961600</text:p>
                <draw:g>
                  <svg:desc>'Sheet 1'.B75:'Sheet 1'.B9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4457538.24617704">
                <text:p>4457538.246177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125952">
                <text:p>41259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423936">
                <text:p>44239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444160">
                <text:p>444416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445696">
                <text:p>44456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612608">
                <text:p>46126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644864">
                <text:p>46448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452608">
                <text:p>44526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570368">
                <text:p>45703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448512">
                <text:p>44485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547328">
                <text:p>454732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507392">
                <text:p>450739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412672">
                <text:p>441267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333824">
                <text:p>43338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53696">
                <text:p>425369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555776">
                <text:p>455577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672256">
                <text:p>46722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137216">
                <text:p>41372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1cm" svg:y="4.201cm" style:legend-expansion="high" chart:style-name="ch2"/>
        <chart:plot-area chart:style-name="ch3" table:cell-range-address="'Sheet 1'.A95:'Sheet 1'.B176" chart:data-source-has-labels="both" svg:x="0.32cm" svg:y="0.18cm" svg:width="13.011cm" svg:height="8.64cm">
          <chart:coordinate-region svg:x="1.867cm" svg:y="0.379cm" svg:width="11.324cm" svg:height="7.649cm"/>
          <chart:axis chart:dimension="x" chart:name="primary-x" chart:style-name="ch4" chartooo:axis-type="auto">
            <chartooo:date-scale/>
            <chart:categories table:cell-range-address="'Sheet 1'.A96:'Sheet 1'.A1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heet 1'.B96:'Sheet 1'.B176" chart:label-cell-address="'Sheet 1'.B95:'Sheet 1'.B95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5</text:p>
                <draw:g>
                  <svg:desc>'Sheet 1'.B95:'Sheet 1'.B9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heet 1'.A96:'Sheet 1'.A176</svg:desc>
                </draw:g>
              </table:table-cell>
              <table:table-cell office:value-type="float" office:value="560000">
                <text:p>560000</text:p>
                <draw:g>
                  <svg:desc>'Sheet 1'.B96:'Sheet 1'.B1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40761.447710489">
                <text:p>840761.44771048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23338.834313147">
                <text:p>823338.8343131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22592.050293944">
                <text:p>822592.05029394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76327.730007773">
                <text:p>976327.7300077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88679.672055223">
                <text:p>888679.6720552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64116.399116955">
                <text:p>864116.39911695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1737.319735087">
                <text:p>921737.3197350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18260.604393867">
                <text:p>918260.6043938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74722.98131816">
                <text:p>874722.981318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84061.694395448">
                <text:p>884061.69439544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66478.55229218">
                <text:p>1066478.5522921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24680.870765678">
                <text:p>924680.87076567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901378.661229703">
                <text:p>901378.66122970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0222.21750693">
                <text:p>1000222.217506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75471.465252079">
                <text:p>975471.4652520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06682.03551596">
                <text:p>1006682.035515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22135.73198209">
                <text:p>1022135.7319820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87174.2662399">
                <text:p>987174.26623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53392.155884461">
                <text:p>953392.1558844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16622.446765338">
                <text:p>916622.4467653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91193.913311616">
                <text:p>891193.9133116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94479.061904626">
                <text:p>994479.06190462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98305.318571388">
                <text:p>898305.31857138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47769.995571416">
                <text:p>847769.9955714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78476.555004641">
                <text:p>878476.55500464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57053.366501392">
                <text:p>857053.36650139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52597.609950418">
                <text:p>852597.60995041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44991.319374181">
                <text:p>844991.31937418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01842.995812254">
                <text:p>901842.9958122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62085.698743676">
                <text:p>962085.6987436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04637.30846315">
                <text:p>1004637.3084631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83258.232426952">
                <text:p>883258.23242695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18275.339941155">
                <text:p>918275.33994115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14266.723570128">
                <text:p>914266.72357012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42720.196981084">
                <text:p>942720.19698108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032051.25909433">
                <text:p>1032051.2590943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27812.71852602">
                <text:p>1027812.7185260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85003.015557807">
                <text:p>985003.01555780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86657.794705233">
                <text:p>886657.79470523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39901.148030545">
                <text:p>939901.14803054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985350.474214456">
                <text:p>985350.47421445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29035.98487172">
                <text:p>1029035.9848717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931789.195461515">
                <text:p>931789.19546151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51626.322812691">
                <text:p>951626.32281269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98703.896843807">
                <text:p>998703.89684380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16713.136852813">
                <text:p>916713.1368528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52119.098992732">
                <text:p>952119.09899273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30841.685528618">
                <text:p>930841.68552861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69895.705658585">
                <text:p>869895.705658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47087.580941503">
                <text:p>947087.58094150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034643.34745318">
                <text:p>1034643.3474531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23224.45818261">
                <text:p>923224.4581826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01454.898649766">
                <text:p>901454.89864976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20219.81286668">
                <text:p>1020219.8128666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64619.54386">
                <text:p>1064619.5438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928364.867357048">
                <text:p>928364.86735704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979664.732282125">
                <text:p>979664.73228212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88020.323976984">
                <text:p>888020.32397698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79915.840372898">
                <text:p>879915.8403728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60532.250363499">
                <text:p>860532.25036349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49432.330037899">
                <text:p>849432.33003789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79816.800301183">
                <text:p>879816.80030118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06614.221231794">
                <text:p>806614.22123179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30359.391344571">
                <text:p>830359.39134457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906376.848890111">
                <text:p>906376.84889011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991640.517561644">
                <text:p>991640.51756164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962243.253950106">
                <text:p>962243.25395010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75671.976784608">
                <text:p>975671.97678460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14421.80028938">
                <text:p>1114421.8002893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89666.121343046">
                <text:p>989666.12134304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898464.082212886">
                <text:p>898464.08221288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57777.600826346">
                <text:p>957777.60082634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096698.74370148">
                <text:p>1096698.7437014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46956.04454194">
                <text:p>1046956.0445419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974787.24289004">
                <text:p>974787.2428900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53080.508433548">
                <text:p>953080.50843354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913267.055241272">
                <text:p>913267.05524127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24903.530139181">
                <text:p>924903.53013918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61399.245756242">
                <text:p>861399.2457562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45012.921264663">
                <text:p>845012.92126466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1cm" svg:y="4.201cm" style:legend-expansion="high" chart:style-name="ch2"/>
        <chart:plot-area chart:style-name="ch3" table:cell-range-address="'Sheet 1'.A178:'Sheet 1'.B259" chart:data-source-has-labels="both" svg:x="0.32cm" svg:y="0.18cm" svg:width="13.011cm" svg:height="8.64cm">
          <chart:coordinate-region svg:x="1.867cm" svg:y="0.379cm" svg:width="11.324cm" svg:height="7.649cm"/>
          <chart:axis chart:dimension="x" chart:name="primary-x" chart:style-name="ch4" chartooo:axis-type="auto">
            <chartooo:date-scale/>
            <chart:categories table:cell-range-address="'Sheet 1'.A179:'Sheet 1'.A25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heet 1'.B179:'Sheet 1'.B259" chart:label-cell-address="'Sheet 1'.B178:'Sheet 1'.B178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6</text:p>
                <draw:g>
                  <svg:desc>'Sheet 1'.B178:'Sheet 1'.B17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heet 1'.A179:'Sheet 1'.A259</svg:desc>
                </draw:g>
              </table:table-cell>
              <table:table-cell office:value-type="float" office:value="800000">
                <text:p>800000</text:p>
                <draw:g>
                  <svg:desc>'Sheet 1'.B179:'Sheet 1'.B25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961087.782443556">
                <text:p>961087.78244355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15872">
                <text:p>8158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22272">
                <text:p>8222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42214.44988513">
                <text:p>1042214.4498851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51116.218646987">
                <text:p>851116.2186469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53589.282143412">
                <text:p>853589.28214341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46432">
                <text:p>94643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16770.583533344">
                <text:p>916770.5835333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56064">
                <text:p>8560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88064">
                <text:p>8880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44657.20567649">
                <text:p>1144657.205676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63910.43582575">
                <text:p>863910.4358257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91392">
                <text:p>8913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42583.74162574">
                <text:p>1042583.7416257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64864">
                <text:p>9648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20057.99420049">
                <text:p>1020057.9942004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28758.74475329">
                <text:p>1028758.744753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972190.780921817">
                <text:p>972190.78092181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38914.108589272">
                <text:p>938914.10858927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00864">
                <text:p>90086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80295.970402878">
                <text:p>880295.97040287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38744.12558734">
                <text:p>1038744.1255873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57088">
                <text:p>85708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26112">
                <text:p>82611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91636.509047452">
                <text:p>891636.50904745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47872">
                <text:p>84787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50688">
                <text:p>85068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41731.480555794">
                <text:p>841731.48055579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926208">
                <text:p>9262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87904">
                <text:p>98790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22873.71262864">
                <text:p>1022873.7126286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31238.628411438">
                <text:p>831238.62841143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933282.671732957">
                <text:p>933282.67173295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912548.745125403">
                <text:p>912548.74512540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954914.542728636">
                <text:p>954914.54272863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070336">
                <text:p>107033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025996.20113961">
                <text:p>1025996.2011396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966656">
                <text:p>9666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44509.842911272">
                <text:p>844509.8429112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62719.728027108">
                <text:p>962719.72802710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004828.7568647">
                <text:p>1004828.756864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47758.34658197">
                <text:p>1047758.3465819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90112">
                <text:p>89011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60127.948820338">
                <text:p>960127.94882033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18880">
                <text:p>101888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81574.239713816">
                <text:p>881574.23971381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67293.082766983">
                <text:p>967293.08276698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21722.794043998">
                <text:p>921722.79404399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43776">
                <text:p>84377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80169.813205611">
                <text:p>980169.81320561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072167.24738676">
                <text:p>1072167.2473867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75473.505638079">
                <text:p>875473.50563807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92125.087421404">
                <text:p>892125.08742140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71119.06181679">
                <text:p>1071119.0618167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83648">
                <text:p>108364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69970.005998638">
                <text:p>869970.0059986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001650.38867859">
                <text:p>1001650.3886785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48744.148989066">
                <text:p>848744.14898906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76442.490256861">
                <text:p>876442.49025686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52224.997502327">
                <text:p>852224.99750232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44675.221326928">
                <text:p>844675.22132692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92838.716128304">
                <text:p>892838.71612830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75241.687344913">
                <text:p>775241.68734491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40535.892821475">
                <text:p>840535.89282147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938955.759266771">
                <text:p>938955.75926677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028182.08984944">
                <text:p>1028182.0898494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949644.426688019">
                <text:p>949644.42668801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981427.14371368">
                <text:p>981427.1437136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73886.01036286">
                <text:p>1173886.010362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36199.401794616">
                <text:p>936199.40179461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859377.494014246">
                <text:p>859377.494014246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83197.680232114">
                <text:p>983197.68023211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156236.37636226">
                <text:p>1156236.3763622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25637.74490213">
                <text:p>1025637.74490213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943857.756467798">
                <text:p>943857.75646779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43777.622237908">
                <text:p>943777.62223790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96204.146730296">
                <text:p>896204.14673029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29890.590809714">
                <text:p>929890.59080971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34183.12387784">
                <text:p>834183.123877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37990.210768272">
                <text:p>837990.2107682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1cm" svg:y="4.201cm" style:legend-expansion="high" chart:style-name="ch2"/>
        <chart:plot-area chart:style-name="ch3" table:cell-range-address="'Sheet 1'.A261:'Sheet 1'.B281" chart:data-source-has-labels="both" svg:x="0.32cm" svg:y="0.18cm" svg:width="13.011cm" svg:height="8.64cm">
          <chart:coordinate-region svg:x="1.867cm" svg:y="0.379cm" svg:width="11.277cm" svg:height="7.794cm"/>
          <chart:axis chart:dimension="x" chart:name="primary-x" chart:style-name="ch4" chartooo:axis-type="auto">
            <chartooo:date-scale/>
            <chart:categories table:cell-range-address="'Sheet 1'.A262:'Sheet 1'.A2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heet 1'.B262:'Sheet 1'.B281" chart:label-cell-address="'Sheet 1'.B261:'Sheet 1'.B26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7</text:p>
                <draw:g>
                  <svg:desc>'Sheet 1'.B261:'Sheet 1'.B26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heet 1'.A262:'Sheet 1'.A281</svg:desc>
                </draw:g>
              </table:table-cell>
              <table:table-cell office:value-type="float" office:value="2864563.2">
                <text:p>2864563.2</text:p>
                <draw:g>
                  <svg:desc>'Sheet 1'.B262:'Sheet 1'.B28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512517.12">
                <text:p>3512517.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26848.512">
                <text:p>3626848.5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785737.6512">
                <text:p>3785737.65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29741.76512">
                <text:p>3729741.765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708832.59067105">
                <text:p>3708832.590671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599478.45906711">
                <text:p>3599478.459067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89471.04590671">
                <text:p>3489471.045906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636063.90459067">
                <text:p>3636063.904590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627222.39045907">
                <text:p>3627222.390459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82236.67605212">
                <text:p>3782236.676052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61193.26760521">
                <text:p>3661193.267605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708762.52676052">
                <text:p>3708762.526760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677807.45267605">
                <text:p>3677807.4526760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761342.34526761">
                <text:p>3761342.3452676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786975.83452676">
                <text:p>3786975.8345267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686319.98345268">
                <text:p>3686319.983452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892599.99834527">
                <text:p>3892599.998345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663704.79983453">
                <text:p>3663704.7998345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716386.47998345">
                <text:p>3716386.479983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1cm" svg:y="4.201cm" style:legend-expansion="high" chart:style-name="ch2"/>
        <chart:plot-area chart:style-name="ch3" table:cell-range-address="'Sheet 1'.A283:'Sheet 1'.B303" chart:data-source-has-labels="both" svg:x="0.32cm" svg:y="0.18cm" svg:width="13.011cm" svg:height="8.64cm">
          <chart:coordinate-region svg:x="1.867cm" svg:y="0.379cm" svg:width="11.277cm" svg:height="7.794cm"/>
          <chart:axis chart:dimension="x" chart:name="primary-x" chart:style-name="ch4" chartooo:axis-type="auto">
            <chartooo:date-scale/>
            <chart:categories table:cell-range-address="'Sheet 1'.A284:'Sheet 1'.A3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heet 1'.B284:'Sheet 1'.B303" chart:label-cell-address="'Sheet 1'.B283:'Sheet 1'.B283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8</text:p>
                <draw:g>
                  <svg:desc>'Sheet 1'.B283:'Sheet 1'.B28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heet 1'.A284:'Sheet 1'.A303</svg:desc>
                </draw:g>
              </table:table-cell>
              <table:table-cell office:value-type="float" office:value="3182848">
                <text:p>3182848</text:p>
                <draw:g>
                  <svg:desc>'Sheet 1'.B284:'Sheet 1'.B30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584512">
                <text:p>35845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639552">
                <text:p>36395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03392">
                <text:p>38033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23520">
                <text:p>37235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706509.34906561">
                <text:p>3706509.3490656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587328">
                <text:p>35873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477248">
                <text:p>34772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652352">
                <text:p>36523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626240">
                <text:p>362624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799460.48556246">
                <text:p>3799460.4855624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47744">
                <text:p>36477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714048">
                <text:p>371404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674368">
                <text:p>367436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770624">
                <text:p>37706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789824">
                <text:p>378982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675136">
                <text:p>367513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915520">
                <text:p>391552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638272">
                <text:p>363827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722240">
                <text:p>372224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51cm" svg:y="4.201cm" style:legend-expansion="high" chart:style-name="ch2"/>
        <chart:plot-area chart:style-name="ch3" table:cell-range-address="'Sheet 1'.A305:'Sheet 1'.B336" chart:data-source-has-labels="both" svg:x="0.32cm" svg:y="0.18cm" svg:width="13.011cm" svg:height="8.64cm">
          <chart:coordinate-region svg:x="1.867cm" svg:y="0.38cm" svg:width="11.277cm" svg:height="7.793cm"/>
          <chart:axis chart:dimension="x" chart:name="primary-x" chart:style-name="ch4" chartooo:axis-type="auto">
            <chartooo:date-scale/>
            <chart:categories table:cell-range-address="'Sheet 1'.A306:'Sheet 1'.A3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heet 1'.B306:'Sheet 1'.B336" chart:label-cell-address="'Sheet 1'.B305:'Sheet 1'.B305" chart:class="chart:line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9</text:p>
                <draw:g>
                  <svg:desc>'Sheet 1'.B305:'Sheet 1'.B30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Sheet 1'.A306:'Sheet 1'.A336</svg:desc>
                </draw:g>
              </table:table-cell>
              <table:table-cell office:value-type="float" office:value="2129356.8">
                <text:p>2129356.8</text:p>
                <draw:g>
                  <svg:desc>'Sheet 1'.B306:'Sheet 1'.B33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491591.68">
                <text:p>2491591.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22285.568">
                <text:p>2522285.5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14760.70358564">
                <text:p>2514760.703585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35431.27035856">
                <text:p>2535431.270358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513306.32703586">
                <text:p>2513306.327035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81141.83270359">
                <text:p>2481141.832703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76773.38327036">
                <text:p>2476773.383270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528176.53832704">
                <text:p>2528176.5383270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14891.2538327">
                <text:p>2414891.25383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04714.72538327">
                <text:p>2404714.7253832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92164.27253833">
                <text:p>2592164.272538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56080.42725383">
                <text:p>2456080.4272538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439016.04272538">
                <text:p>2439016.042725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347934.40099267">
                <text:p>2347934.400992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329590.24009927">
                <text:p>2329590.240099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349874.22400993">
                <text:p>2349874.224009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374251.42240099">
                <text:p>2374251.422400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99044.3422401">
                <text:p>2299044.342240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314815.94307293">
                <text:p>2314815.943072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77903.75209181">
                <text:p>2377903.7520918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425910.76317018">
                <text:p>2425910.7631701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15045.83084187">
                <text:p>2415045.8308418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403117.38308419">
                <text:p>2403117.383084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13214.13830842">
                <text:p>2413214.1383084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385884.61383084">
                <text:p>2385884.6138308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512175.66138308">
                <text:p>2512175.6613830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421124.76613831">
                <text:p>2421124.7661383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419622.87661383">
                <text:p>2419622.8766138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375696.68766138">
                <text:p>2375696.687661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48718.46876614">
                <text:p>2448718.468766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